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FE8850F4EB.png" manifest:media-type="image/png"/>
  <manifest:file-entry manifest:full-path="Pictures/10000201000001D1000002299450E934.png" manifest:media-type="image/png"/>
  <manifest:file-entry manifest:full-path="Pictures/10000201000001D100000229F2FFBD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5.042cm" svg:height="5.997cm" svg:x="0.504cm" svg:y="0.149cm">
          <draw:image xlink:href="Pictures/10000201000001D100000229F2FFBDEE.png" xlink:type="simple" xlink:show="embed" xlink:actuate="onLoad">
            <text:p/>
          </draw:image>
        </draw:frame>
        <draw:frame draw:style-name="gr1" draw:text-style-name="P1" draw:layer="layout" svg:width="5.042cm" svg:height="5.997cm" svg:x="11.358cm" svg:y="0.149cm">
          <draw:image xlink:href="Pictures/10000201000001D1000002299450E934.png" xlink:type="simple" xlink:show="embed" xlink:actuate="onLoad">
            <text:p/>
          </draw:image>
        </draw:frame>
        <draw:frame draw:style-name="gr1" draw:text-style-name="P1" draw:layer="layout" svg:width="3.391cm" svg:height="4.304cm" svg:x="6.783cm" svg:y="0.995cm">
          <draw:image xlink:href="Pictures/10000201000000C8000000FE8850F4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09T17:25:57.067558164</dc:date>
    <dc:creator>Mitsuaki Kawamura</dc:creator>
    <meta:editing-duration>PT32M34S</meta:editing-duration>
    <meta:editing-cycles>9</meta:editing-cycles>
    <meta:generator>LibreOffice/4.2.7.2$Linux_X86_64 LibreOffice_project/420m0$Build-2</meta:generator>
    <meta:document-statistic meta:object-count="3"/>
  </office:meta>
</office:document-meta>
</file>